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160f4" officeooo:paragraph-rsid="000160f4"/>
    </style:style>
    <style:style style:name="P2" style:family="paragraph" style:parent-style-name="Standard">
      <style:paragraph-properties fo:text-align="center" style:justify-single-word="false"/>
      <style:text-properties officeooo:rsid="000160f4" officeooo:paragraph-rsid="000160f4"/>
    </style:style>
    <style:style style:name="P3" style:family="paragraph" style:parent-style-name="Standard">
      <style:paragraph-properties fo:text-align="start" style:justify-single-word="false"/>
      <style:text-properties officeooo:rsid="000160f4" officeooo:paragraph-rsid="000160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eg Pregulman</text:p>
      <text:p text:style-name="P1">EECS 678</text:p>
      <text:p text:style-name="P1">Amir</text:p>
      <text:p text:style-name="P1">Lab 01</text:p>
      <text:p text:style-name="P1"/>
      <text:p text:style-name="P2">Lab 01</text:p>
      <text:p text:style-name="P2"/>
      <text:p text:style-name="P3">1. For the first problem, open the file in VIM, using “:e &lt;filename&gt;”. Next, copy the first 12 lines by typing in “12yy”. Then, open a new file using “:e a.c” in command mode. Paste the lines using the “p” button and then save using the “:w” command. You can repeat this by opening new files for b.c and c.c to create and save these files.</text:p>
      <text:p text:style-name="P3"/>
      <text:p text:style-name="P3">2. For the second problem, using terminal, open 2 screens by typing screen in twice. Use terminal to open the desired file in VIM using vim &lt;filename&gt;. Split the screen into two buffers by pressing the control button and the w key simultaneously and then pressing the v key. Navigate to the other buffer by pressing control and w then w. You can open a different file in this buffer by typing “:e &lt;filename&gt;”. You can navigate between buffers using the same method described above (ctrl+w, w). You can switch to the other terminal screen by holding the control button and pressing the “a” key twice.</text:p>
      <text:p text:style-name="P3"/>
      <text:p text:style-name="P3">3. For the third problem, you can find the definition of a function by highlighting the function with your cursor and then pressing the control button and the “]” key simultaneously. This will bring you to the definition. To go back to where you were, press the control key and the “T” key simultaneously.</text:p>
      <text:p text:style-name="P3"/>
      <text:p text:style-name="P3">4. For the fourth problem, you can simply enter the command “:%le” to remove the whitespace at the beginning of all the lines in a buffer.</text:p>
      <text:p text:style-name="P3"/>
      <text:p text:style-name="P3">5. For the fifth problem, you can search and replace with the command “:%s /Bill Self/basketball genius Bill Self/g” for all instances in the buffer. You can format the file to adhere to the 80 character width by typing “80==” while in command m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Pregulman</meta:initial-creator>
    <meta:creation-date>2014-01-31T12:12:28.365607954</meta:creation-date>
    <dc:date>2014-01-31T13:30:23.344318049</dc:date>
    <dc:creator>Gregory Pregulman</dc:creator>
    <meta:editing-duration>PT4S</meta:editing-duration>
    <meta:editing-cycles>1</meta:editing-cycles>
    <meta:document-statistic meta:table-count="0" meta:image-count="0" meta:object-count="0" meta:page-count="1" meta:paragraph-count="10" meta:word-count="305" meta:character-count="1668" meta:non-whitespace-character-count="1373"/>
    <meta:generator>LibreOffice/4.1.4.2$Linux_X86_64 LibreOffice_project/410$Build-2</meta:generator>
  </office:meta>
</office:document-meta>
</file>